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</table:table>
      <table:table table:name="2" table:style-name="ta1">
        <table:table-column table:style-name="co1" table:default-cell-style-name="Default"/>
        <table:table-row table:style-name="ro1"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</table:table-row>
      </table:table>
      <table:table table:name="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.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11" calcext:value-type="float">
            <text:p>69.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03" calcext:value-type="float">
            <text:p>69.0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.71" calcext:value-type="float">
            <text:p>68.7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.86" calcext:value-type="float">
            <text:p>68.86</text:p>
          </table:table-cell>
          <table:table-cell office:value-type="float" office:value="4.4" calcext:value-type="float">
            <text:p>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5:46:18.825637233</meta:creation-date>
    <dc:date>2023-11-24T06:37:49.954592048</dc:date>
    <meta:editing-duration>PT51M33S</meta:editing-duration>
    <meta:editing-cycles>3</meta:editing-cycles>
    <meta:generator>LibreOffice/7.4.7.2$Linux_X86_64 LibreOffice_project/40$Build-2</meta:generator>
    <meta:document-statistic meta:table-count="3" meta:cell-count="35" meta:object-count="0"/>
  </office:meta>
</office:document-meta>
</file>